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Montserrat" style:font-name-asian="Times New Roman" style:font-name-complex="Times New Roman" fo:font-weight="bold" style:font-weight-asian="bold" style:font-weight-complex="bold" fo:color="#0F192D" fo:letter-spacing="-0.0104in" style:letter-kerning="true" fo:font-size="12pt" style:font-size-asian="12pt" style:font-size-complex="12pt" style:language-asian="es" style:country-asian="ES"/>
    </style:style>
    <style:style style:name="P2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3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4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5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6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7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8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9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10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11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12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13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14" style:parent-style-name="Normal" style:family="paragraph">
      <style:text-properties style:font-name="Montserrat" fo:color="#565656" fo:font-size="12pt" style:font-size-asian="12pt" style:font-size-complex="12pt" fo:background-color="#FFFFFF"/>
    </style:style>
    <style:style style:name="P15" style:parent-style-name="Normal" style:family="paragraph">
      <style:text-properties style:font-name="Montserrat" fo:color="#565656" fo:font-size="12pt" style:font-size-asian="12pt" style:font-size-complex="12pt" fo:background-color="#FFFFFF"/>
    </style:style>
  </office:automatic-styles>
  <office:body>
    <office:text text:use-soft-page-breaks="true">
      <text:p text:style-name="P1">BRIEF PUBLICITARIO</text:p>
      <text:p text:style-name="P2">llevar a cabo un proyecto requerido por un cliente, bien sea que se trate del diseño de identidad corporativa, una campaña publicitaria, o la elaboración de material y piezas de comunicación hechas con fines promocionales y de marketing</text:p>
      <text:p text:style-name="P3">sirve para conocer e identificar diferentes aspectos relacionados con la empresa / propuesta que se ajuste de la mejor manera a sus necesidades específicas. <text:s text:c="2"/>Provee información detallada que permita conocer a fondo aspectos propios y del mercado en una forma estructurada.</text:p>
      <text:p text:style-name="P4"/>
      <text:p text:style-name="P5">CONTENIDO</text:p>
      <text:p text:style-name="P6">DESCRIPCIÓN DE LA MARCA: valores, trayectoria, sector en el que opera y su diferencial, información de sus productos y servicios, antecedentes de campañas (aprendizajes y retroalimentaciones).</text:p>
      <text:p text:style-name="P7">OBJETIVO: lo que se espera alcanzar, las razones para llevarlo a cabo, método para medir los indicadores de éxito y respuesta del consumidor.</text:p>
      <text:p text:style-name="P8">TARGET: Cliente objetivo ideal</text:p>
      <text:p text:style-name="P9">ESTRUCTURA: Actividades que se llevaran a cabo y su duración y un resumen sobre la información de cada una</text:p>
      <text:p text:style-name="P10">PRESUPUESTO:<text:s/>propuesta que se ajuste al monto de inversión.</text:p>
      <text:p text:style-name="P11">TIMING: Cronograma</text:p>
      <text:p text:style-name="P12">COMPETENCIA: competidores, posición de la marca a ellos y como se promueven.</text:p>
      <text:p text:style-name="P13">ENTREGABLES: documentación a recibir (material para poner en marcha el proyecto.</text:p>
      <text:p text:style-name="P14"/>
      <text:p text:style-name="P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ontserrat" svg:font-family="Montserrat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DO</meta:initial-creator>
    <dc:creator>LOREDO</dc:creator>
    <meta:creation-date>2020-06-27T13:06:00Z</meta:creation-date>
    <dc:date>2020-06-27T19:11:00Z</dc:date>
    <meta:template xlink:href="Normal.dotm" xlink:type="simple"/>
    <meta:editing-cycles>1</meta:editing-cycles>
    <meta:editing-duration>PT3180S</meta:editing-duration>
    <meta:document-statistic meta:page-count="1" meta:paragraph-count="2" meta:word-count="192" meta:character-count="1252" meta:row-count="8" meta:non-whitespace-character-count="1062"/>
  </office:meta>
</office:document-meta>
</file>